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Liberation Sans"/>
    </style:style>
    <style:style style:name="P2" style:family="paragraph" style:parent-style-name="Header">
      <style:text-properties style:font-name="Liberation Sans"/>
    </style:style>
    <style:style style:name="P3" style:family="paragraph" style:parent-style-name="Heading_20_1">
      <style:text-properties style:font-name="Liberation Sans" officeooo:rsid="001bc0a1" officeooo:paragraph-rsid="001bc0a1"/>
    </style:style>
    <style:style style:name="P4" style:family="paragraph" style:parent-style-name="Text_20_body">
      <style:text-properties officeooo:paragraph-rsid="001bc0a1"/>
    </style:style>
    <style:style style:name="P5" style:family="paragraph" style:parent-style-name="Text_20_body" style:list-style-name="L1">
      <style:text-properties style:font-name="Liberation Sans" officeooo:rsid="001bc0a1" officeooo:paragraph-rsid="001bc0a1"/>
    </style:style>
    <style:style style:name="P6" style:family="paragraph" style:parent-style-name="Text_20_body" style:list-style-name="L1">
      <style:text-properties style:font-name="Liberation Sans" officeooo:rsid="001bc0a1" officeooo:paragraph-rsid="001d799d"/>
    </style:style>
    <style:style style:name="P7" style:family="paragraph" style:parent-style-name="Text_20_body" style:list-style-name="L1">
      <style:text-properties style:font-name="Liberation Sans" officeooo:paragraph-rsid="001bc0a1"/>
    </style:style>
    <style:style style:name="P8" style:family="paragraph" style:parent-style-name="Text_20_body" style:list-style-name="L1">
      <style:text-properties style:font-name="Liberation Sans" officeooo:rsid="001d799d" officeooo:paragraph-rsid="001d799d"/>
    </style:style>
    <style:style style:name="P9" style:family="paragraph" style:parent-style-name="Text_20_body" style:list-style-name="L1">
      <style:text-properties style:font-name="Liberation Sans" fo:font-weight="bold" officeooo:rsid="001bc0a1" officeooo:paragraph-rsid="001bc0a1" style:font-weight-asian="bold" style:font-weight-complex="bold"/>
    </style:style>
    <style:style style:name="P10" style:family="paragraph" style:parent-style-name="Text_20_body" style:list-style-name="L1">
      <style:text-properties style:font-name="Liberation Sans" fo:font-weight="bold" officeooo:paragraph-rsid="001bc0a1" style:font-weight-asian="bold" style:font-weight-complex="bold"/>
    </style:style>
    <style:style style:name="T1" style:family="text">
      <style:text-properties officeooo:rsid="001bc0a1"/>
    </style:style>
    <style:style style:name="T2" style:family="text">
      <style:text-properties officeooo:rsid="001d799d"/>
    </style:style>
    <style:style style:name="T3" style:family="text">
      <style:text-properties style:font-name="Liberation Sans" officeooo:rsid="001d79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roject Progress Report</text:h>
      <text:p text:style-name="P4"><text:span text:style-name="T3">Generally speaking, we are dividing the tasks by who is comfortable with each area of the code the most. Robert will be handling most of the back end REST endpoints and database access, and Jackie will handle designing the front end that displays information from the back end and send calls to the rest endpoints to create, read, update, and delete that data.</text:span></text:p>
      <text:list xml:id="list1378690418" text:style-name="L1">
        <text:list-item>
          <text:p text:style-name="P9">Completed Tasks</text:p>
          <text:list>
            <text:list-item>
              <text:p text:style-name="P5">Set up repository for code on GitHub. (Robert)</text:p>
            </text:list-item>
            <text:list-item>
              <text:p text:style-name="P5">Initialize Spring Boot project. (Robert)</text:p>
            </text:list-item>
            <text:list-item>
              <text:p text:style-name="P5">Create <text:span text:style-name="T2">b</text:span>asic REST Controller for rest endpoints. (Robert)</text:p>
            </text:list-item>
            <text:list-item>
              <text:p text:style-name="P5">Create JDBC database connection DAO. (Robert)</text:p>
            </text:list-item>
            <text:list-item>
              <text:p text:style-name="P5">Create database clear flags for startup. (Robert)</text:p>
            </text:list-item>
            <text:list-item>
              <text:p text:style-name="P5">Set up index.html for base web page. (Jackie)</text:p>
            </text:list-item>
          </text:list>
        </text:list-item>
        <text:list-item>
          <text:p text:style-name="P9">In Progress Tasks</text:p>
          <text:list>
            <text:list-item>
              <text:p text:style-name="P5">Create objects to represent database tables. (Robert)</text:p>
            </text:list-item>
            <text:list-item>
              <text:p text:style-name="P8">Create service layer for gather DAO data. (Robert)</text:p>
            </text:list-item>
            <text:list-item>
              <text:p text:style-name="P5">Create database access calls for all lists of data objects. (Robert)</text:p>
            </text:list-item>
            <text:list-item>
              <text:p text:style-name="P5">Create REST endpoints for all data object retrieval. (Robert)</text:p>
            </text:list-item>
            <text:list-item>
              <text:p text:style-name="P5">Add FE code for client page table design. (Jackie)</text:p>
            </text:list-item>
            <text:list-item>
              <text:p text:style-name="P7"><text:span text:style-name="T1">Add FE code for appointment page table design. (Jackie)</text:span></text:p>
            </text:list-item>
            <text:list-item>
              <text:p text:style-name="P7"><text:span text:style-name="T1">Add FE code for pet page table design. (Jackie)</text:span></text:p>
            </text:list-item>
          </text:list>
        </text:list-item>
        <text:list-item>
          <text:p text:style-name="P10"><text:span text:style-name="T1">Unassigned Tasks</text:span></text:p>
          <text:list>
            <text:list-item>
              <text:p text:style-name="P7"><text:span text:style-name="T1">Add FE code for grooming card modal.</text:span></text:p>
            </text:list-item>
            <text:list-item>
              <text:p text:style-name="P5">Add FE code for sorting tables by field.</text:p>
            </text:list-item>
            <text:list-item>
              <text:p text:style-name="P5">Add FE code for searching table entries.</text:p>
            </text:list-item>
            <text:list-item>
              <text:p text:style-name="P5">Add BE code for searching table entries.</text:p>
            </text:list-item>
            <text:list-item>
              <text:p text:style-name="P5">Add FE code for retrieving data objects for tables from REST endpoints.</text:p>
            </text:list-item>
            <text:list-item>
              <text:p text:style-name="P5"><text:soft-page-break/>Add FE code for adding <text:span text:style-name="T2">clients, pets, and appointments.</text:span></text:p>
            </text:list-item>
            <text:list-item>
              <text:p text:style-name="P6">Add FE code for <text:span text:style-name="T2">updating clients, pets, and appointments.</text:span></text:p>
            </text:list-item>
            <text:list-item>
              <text:p text:style-name="P6">Add FE code for <text:span text:style-name="T2">deleting clients, pets, and appointment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style:style>
    <style:style style:name="MP2" style:family="paragraph" style:parent-style-name="Footer">
      <style:text-properties style:font-name="Liberation Sans"/>
    </style:style>
    <style:style style:name="MT1" style:family="text">
      <style:text-properties officeooo:rsid="001d799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style:footer-style>
    </style:page-layout>
  </office:automatic-styles>
  <office:master-styles>
    <style:master-page style:name="Standard" style:page-layout-name="Mpm1">
      <style:header>
        <text:p text:style-name="Header"/>
      </style:header>
      <loext:header-first>
        <text:p text:style-name="MP1">Jackie Morrison &amp; Robert Stonner</text:p>
        <text:p text:style-name="MP1">CSC 365 SP 2021</text:p>
        <text:p text:style-name="MP1"><text:span text:style-name="MT1">22</text:span>/04/2021</text:p>
      </loext:header-first>
      <style:footer>
        <text:p text:style-name="MP2"><text:page-number text:select-page="current">2</text:page-number></text:p>
      </style:footer>
      <loext:footer-first>
        <text:p text:style-name="MP2"><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18:51:11.330336147</meta:creation-date>
    <dc:date>2021-04-22T19:08:41.826024053</dc:date>
    <meta:editing-duration>PT6M</meta:editing-duration>
    <meta:editing-cycles>1</meta:editing-cycles>
    <meta:document-statistic meta:table-count="0" meta:image-count="0" meta:object-count="0" meta:page-count="2" meta:paragraph-count="31" meta:word-count="281" meta:character-count="1576" meta:non-whitespace-character-count="1350"/>
    <meta:generator>LibreOffice/6.4.7.2$Linux_X86_64 LibreOffice_project/40$Build-2</meta:generator>
  </office:meta>
</office:document-meta>
</file>